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1e172" officeooo:paragraph-rsid="0001e172" style:font-weight-asian="bold" style:font-weight-complex="bold"/>
    </style:style>
    <style:style style:name="P4" style:family="paragraph" style:parent-style-name="Standard">
      <style:text-properties officeooo:rsid="0001e172" officeooo:paragraph-rsid="0001e172"/>
    </style:style>
    <style:style style:name="P5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officeooo:rsid="0001e172" officeooo:paragraph-rsid="0001e172"/>
    </style:style>
    <style:style style:name="P7" style:family="paragraph" style:parent-style-name="Standard">
      <style:text-properties fo:font-weight="bold" officeooo:rsid="00034e9d" officeooo:paragraph-rsid="00034e9d" style:font-weight-asian="bold" style:font-weight-complex="bold"/>
    </style:style>
    <style:style style:name="P8" style:family="paragraph" style:parent-style-name="Standard">
      <style:text-properties fo:font-weight="normal" officeooo:rsid="00034e9d" officeooo:paragraph-rsid="00034e9d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34e9d" officeooo:paragraph-rsid="00034e9d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ábado 30 de Setiembre</text:p>
      <text:p text:style-name="Standard"/>
      <text:p text:style-name="Standard">Codificación módulo Mux, correcciones main.</text:p>
      <text:p text:style-name="Standard"/>
      <text:p text:style-name="P2">Miércoles 4 de Octubre 2017 Fabián</text:p>
      <text:p text:style-name="P2"/>
      <text:p text:style-name="Standard">- Se trabajó con el modelado eléctrico de la celda.</text:p>
      <text:p text:style-name="Standard"/>
      <text:p text:style-name="Standard"/>
      <text:p text:style-name="P1">Viernes 6 de Octubre</text:p>
      <text:p text:style-name="Standard">Se trabajó en el modelado <text:s/>eléctrico de la celda. Quedo funcionando el código de Matlab. Es muy sensible a las condiciones iniciales. Se utiliza el software EIS para calcularlas y luego Matlab además de ajustar el intervalo de frecuencias adecuado. </text:p>
      <text:p text:style-name="Standard">Se decidió pedir el Analizador de Impedancias para que el findesemana de 14-15 estudiar cuales son las mejores dimensiones para la celda. Investigar cuales son los mejores electrodos.</text:p>
      <text:p text:style-name="Standard"/>
      <text:p text:style-name="P1">Lunes 9 de Octubre</text:p>
      <text:p text:style-name="Standard">Se trabajó en el modelado de cada celda. Buscando si todo los modelos de las celdas presentaban una resistencia en paralelo mucho mayor a su simétrica</text:p>
      <text:p text:style-name="Standard"/>
      <text:p text:style-name="P1">Martes <text:s/>10 de Octubre</text:p>
      <text:p text:style-name="Standard">Se trabajó en el módulo de timer y mux. Intentando compilar en arduino y testearlos.</text:p>
      <text:p text:style-name="P3"/>
      <text:p text:style-name="P3">Miércoles 11 de <text:span text:style-name="T1">Octubre</text:span></text:p>
      <text:p text:style-name="P4">Se trabajo con el sw de UM. <text:s/>Se dejarón funcionando los modulos data,milking,timer,mux y adchandler. Se armo el modulo commands. </text:p>
      <text:p text:style-name="P4">Pendientes:</text:p>
      <text:list xml:id="list8025237696021148736" text:style-name="L1">
        <text:list-item>
          <text:p text:style-name="P6">testear modulo commands</text:p>
        </text:list-item>
        <text:list-item>
          <text:p text:style-name="P6">revisar máquina de estados.</text:p>
        </text:list-item>
      </text:list>
      <text:p text:style-name="P7"/>
      <text:p text:style-name="P7">Jueves 12 de Octubre</text:p>
      <text:p text:style-name="P8">Se realizo el test de la comunicación UM-Lecpro. Se logro mandar datos exitosamente y obtener respuesta de si se esta en fin de ordeñe o no. Modulo comandos testeado correctamente. </text:p>
      <text:p text:style-name="P8">Consideraciones a tener en cuenta a la hora de fijar los parámetros para el hc05:</text:p>
      <text:list xml:id="list5755859492856135141" text:style-name="L2">
        <text:list-item>
          <text:p text:style-name="P9">Hasta que no se setea el baudrate adecuado el modulo no responde. Además hay que presionar el boton. Por defecto para comandos AT es de 38400.</text:p>
        </text:list-item>
        <text:list-item>
          <text:p text:style-name="P9">Para cambiar nombre se utiliza el comando: AT+NAME=NOMBRE</text:p>
        </text:list-item>
        <text:list-item>
          <text:p text:style-name="P9">El password por defecto es 1234</text:p>
        </text:list-item>
        <text:list-item>
          <text:p text:style-name="P9">Para establecer la conección desde pc. Se abre bluetoothctl. O se reconoce el dispositivo con el icono de bluetoothctl. La primera vez hay que ingresar password.</text:p>
        </text:list-item>
        <text:list-item>
          <text:p text:style-name="P9">Para mandar datos al pc, el baudrate es de 96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UY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UY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0-03T10:07:00Z</meta:creation-date>
    <dc:date>2017-10-12T14:16:34.666170617</dc:date>
    <meta:editing-cycles>6</meta:editing-cycles>
    <meta:editing-duration>PT20M17S</meta:editing-duration>
    <meta:document-statistic meta:table-count="0" meta:image-count="0" meta:object-count="0" meta:page-count="1" meta:paragraph-count="24" meta:word-count="310" meta:character-count="1816" meta:non-whitespace-character-count="1531"/>
    <meta:template xlink:type="simple" xlink:actuate="onRequest" xlink:title="" xlink:href="Normal"/>
  </office:meta>
</office:document-meta>
</file>